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CA0C59C4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897cm"/>
    </style:style>
    <style:style style:name="gr3" style:family="graphic" style:parent-style-name="standard">
      <style:graphic-properties draw:stroke="none" draw:fill="none" fo:min-height="11.815cm"/>
    </style:style>
    <style:style style:name="gr4" style:family="graphic" style:parent-style-name="standard">
      <style:graphic-properties draw:stroke="none" draw:fill="none" fo:min-height="3.56cm"/>
    </style:style>
    <style:style style:name="pr1" style:family="presentation" style:parent-style-name="lyt-organic-title">
      <style:graphic-properties draw:fill-color="#ffffff" fo:min-height="3.256cm"/>
    </style:style>
    <style:style style:name="pr2" style:family="presentation" style:parent-style-name="lyt-organic-outline1">
      <style:graphic-properties draw:fill-color="#ffffff" fo:min-height="11.336cm"/>
    </style:style>
    <style:style style:name="pr3" style:family="presentation" style:parent-style-name="lyt-organic-notes">
      <style:graphic-properties draw:fill-color="#ffffff" draw:auto-grow-height="true" fo:min-height="13.365cm"/>
    </style:style>
    <style:style style:name="pr4" style:family="presentation" style:parent-style-name="lyt-organic-title">
      <style:graphic-properties fo:min-height="3.256cm"/>
    </style:style>
    <style:style style:name="pr5" style:family="presentation" style:parent-style-name="lyt-organic-outline1">
      <style:graphic-properties fo:min-height="11.336cm"/>
    </style:style>
    <style:style style:name="pr6" style:family="presentation" style:parent-style-name="lyt-organic-notes">
      <style:graphic-properties draw:fill-color="#ffffff" fo:min-height="13.114cm"/>
    </style:style>
    <style:style style:name="pr7" style:family="presentation" style:parent-style-name="lyt-organic-outline1">
      <style:graphic-properties fo:min-height="11.53cm"/>
    </style:style>
    <style:style style:name="pr8" style:family="presentation" style:parent-style-name="lyt-organic-outline1">
      <style:graphic-properties fo:min-height="11.77cm"/>
    </style:style>
    <style:style style:name="pr9" style:family="presentation" style:parent-style-name="lyt-organic-title">
      <style:graphic-properties fo:min-height="4.574cm"/>
    </style:style>
    <style:style style:name="pr10" style:family="presentation" style:parent-style-name="lyt-organic-title">
      <style:graphic-properties fo:min-height="2.94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fo:font-weight="normal" style:font-weight-asian="normal" style:font-weight-complex="normal"/>
    </style:style>
    <style:style style:name="P7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style:text-underline-style="none"/>
    </style:style>
    <style:style style:name="T6" style:family="text">
      <style:text-properties fo:font-size="22pt" fo:font-style="italic" style:font-size-asian="22pt" style:font-style-asian="italic" style:font-size-complex="22pt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style="italic" style:font-size-asian="26pt" style:font-style-asian="italic" style:font-size-complex="26pt" style:font-style-complex="italic"/>
    </style:style>
    <style:style style:name="T10" style:family="text">
      <style:text-properties fo:font-size="14pt" fo:font-weight="normal" style:font-size-asian="28pt" style:font-weight-asian="normal" style:font-size-complex="28pt" style:font-weight-complex="normal"/>
    </style:style>
    <style:style style:name="T11" style:family="text">
      <style:text-properties fo:font-size="11pt" fo:font-weight="normal" style:font-size-asian="22pt" style:font-weight-asian="normal" style:font-size-complex="22pt" style:font-weight-complex="normal"/>
    </style:style>
    <style:style style:name="T12" style:family="text">
      <style:text-properties fo:font-size="1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organic" presentation:presentation-page-layout-name="AL1T1" draw:id="id1">
        <office:forms form:automatic-focus="false" form:apply-design-mode="false"/>
        <draw:frame presentation:style-name="pr1" draw:text-style-name="P1" draw:layer="layout" svg:width="24cm" svg:height="3.256cm" svg:x="2cm" svg:y="1.662cm" presentation:class="title" presentation:user-transformed="true">
          <draw:text-box>
            <text:p>Shibboleth Bootcamp</text:p>
          </draw:text-box>
        </draw:frame>
        <draw:frame presentation:style-name="pr2" draw:text-style-name="P3" draw:layer="layout" svg:width="23cm" svg:height="11.336cm" svg:x="2.5cm" svg:y="5.514cm" presentation:class="outline" presentation:user-transformed="true">
          <draw:text-box>
            <text:list text:style-name="L2">
              <text:list-header>
                <text:p text:style-name="P2">Eli Ben-Shoshan - ebs@ufl.edu</text:p>
                <text:p text:style-name="P2">Martin Smith - smithmb@ufl.edu</text:p>
                <text:p text:style-name="P2">Laura Guazzelli - laura2@ufl.edu</text:p>
              </text:list-header>
            </text:list>
            <text:p><text:s text:c="2"/><text:span text:style-name="T1"><text:a xlink:href="https://spaces.internet2.edu/display/SHIB2/Home">https://spaces.internet2.edu/display/SHIB2/Home</text:a></text:span></text:p>
            <text:p><text:s text:c="6"/><text:a xlink:href="http://open-systems.ufl.edu/shibboleth">http://open-systems.ufl.edu/shibboleth</text:a></text:p>
            <text:p><text:s text:c="6"/><text:a xlink:href="http://www.it.ufl.edu/identity/shibboleth">http://www.it.ufl.edu/identity/shibboleth</text:a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1T1" draw:id="id2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Goals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What you should know by the end</text:p>
                <text:list>
                  <text:list-item>
                    <text:p>General understanding about Shibboleth</text:p>
                  </text:list-item>
                  <text:list-item>
                    <text:p>How to install SP software</text:p>
                  </text:list-item>
                  <text:list-item>
                    <text:p>How to configure SP software</text:p>
                  </text:list-item>
                </text:list>
              </text:list-item>
              <text:list-item>
                <text:p>What you should have done by the end</text:p>
                <text:list>
                  <text:list-item>
                    <text:p>Installed your SP</text:p>
                  </text:list-item>
                  <text:list-item>
                    <text:p>Learned how to protect your content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Requirement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You should have the following ready for this class:</text:p>
                <text:list>
                  <text:list-item>
                    <text:p>A test/dev machine at your office</text:p>
                  </text:list-item>
                  <text:list-item>
                    <text:p>Access to your test/dev machine</text:p>
                  </text:list-item>
                  <text:list-item>
                    <text:p>Capability to install software on test/dev machine</text:p>
                  </text:list-item>
                  <text:list-item>
                    <text:p>Willingness to have your test/dev machine go down for a 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Shibboleth Service Provider ( SP )</text:p>
                <text:list>
                  <text:list-item>
                    <text:p>That's you. Its the application that you run on your webserver</text:p>
                  </text:list-item>
                </text:list>
              </text:list-item>
              <text:list-item>
                <text:p>Shibboleth Identity Provider ( IdP )</text:p>
                <text:list>
                  <text:list-item>
                    <text:p>The central authentication server. This is what authenticates the user and vends attributes about the u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 (continued)</text:p>
          </draw:text-box>
        </draw:frame>
        <draw:frame presentation:style-name="pr5" draw:layer="layout" svg:width="23cm" svg:height="13.971cm" svg:x="2.54cm" svg:y="5.079cm" presentation:class="outline" presentation:user-transformed="true">
          <draw:text-box>
            <text:list text:style-name="L2">
              <text:list-item>
                <text:p>Security Assertion Markup Language (SAML)</text:p>
                <text:list>
                  <text:list-item>
                    <text:p>An XML standard for exchanging authentication and authorization data</text:p>
                  </text:list-item>
                </text:list>
              </text:list-item>
              <text:list-item>
                <text:p>Service Endpoint</text:p>
                <text:list>
                  <text:list-item>
                    <text:p>A set of URLs on the SP and IdP that are used to transfer SAML documents</text:p>
                  </text:list-item>
                </text:list>
              </text:list-item>
              <text:list-item>
                <text:p>Metadata</text:p>
                <text:list>
                  <text:list-item>
                    <text:p>A document that names all the Service Endpo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Definitions ( continued )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Entity Identifier ( entityID )</text:p>
                <text:list>
                  <text:list-item>
                    <text:p>A universal resource name ( urn ) that identifies your SP</text:p>
                  </text:list-item>
                  <text:list-item>
                    <text:p>All entityID's for UF take the following form:</text:p>
                    <text:list>
                      <text:list-item>
                        <text:p>urn:edu:ufl:prod:XXXXX for production</text:p>
                      </text:list-item>
                      <text:list-item>
                        <text:p>urn:edu:ufl:test:XXXXX for test</text:p>
                      </text:list-item>
                      <text:list-item>
                        <text:p>urn:edu:ufl:dev:XXXXX for dev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Shibboleth software on your SP</text:p>
          </draw:text-box>
        </draw:frame>
        <draw:frame presentation:style-name="pr5" draw:layer="layout" svg:width="23cm" svg:height="12.77cm" svg:x="2.5cm" svg:y="5.514cm" presentation:class="outline" presentation:user-transformed="true">
          <draw:text-box>
            <text:list text:style-name="L2">
              <text:list-item>
                <text:p>The Shibboleth software that runs on your SP is setup as follows:</text:p>
                <text:list>
                  <text:list-item>
                    <text:p>Shibboleth module that runs in your webserver ( IIS/Apache ) that maps URIs to shibboleth requests</text:p>
                    <text:list>
                      <text:list-item>
                        <text:p>Talks to Shibboleth daemon</text:p>
                      </text:list-item>
                    </text:list>
                  </text:list-item>
                  <text:list-item>
                    <text:p>Shibboleth daemon that does all the heavy lifting</text:p>
                    <text:list>
                      <text:list-item>
                        <text:p>Decrypts SAML</text:p>
                      </text:list-item>
                      <text:list-item>
                        <text:p>Extracts attribu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Software Install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Official directions are here:</text:p>
                <text:list>
                  <text:list-item>
                    <text:p><text:a xlink:href="http://www.it.ufl.edu/identity/shibboleth/technical.html">http://www.it.ufl.edu/identity/shibboleth/technical.html</text:a></text:p>
                  </text:list-item>
                </text:list>
              </text:list-item>
              <text:list-item>
                <text:p>The directions are similar between Windows/IIS and Unix/Ap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p>Install the software - Windows</text:p>
          </draw:text-box>
        </draw:frame>
        <draw:frame presentation:style-name="pr7" draw:layer="layout" svg:width="24.13cm" svg:height="12.573cm" svg:x="1.905cm" svg:y="4.445cm" presentation:class="outline" presentation:user-transformed="true">
          <draw:text-box>
            <text:list text:style-name="L2">
              <text:list-item>
                <text:p><text:span text:style-name="T2"><text:a xlink:href="http://www.it.ufl.edu/identity/shibboleth/technicalIIS.html">http://www.it.ufl.edu/identity/shibboleth/technicalIIS.html</text:a></text:span></text:p>
              </text:list-item>
              <text:list-item>
                <text:p>Download the latest MSI installer from this page for your platform and install it followed be a reboot</text:p>
              </text:list-item>
              <text:list-item>
                <text:p>Please do not change any defaults offered by the installer unless absolutely necessary</text:p>
              </text:list-item>
              <text:list-item>
                <text:p>Verify that the installer setup the ISAPI filter and setup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Install the software – RHEL</text:p>
          </draw:text-box>
        </draw:frame>
        <draw:frame presentation:style-name="pr8" draw:layer="layout" svg:width="24.13cm" svg:height="11.77cm" svg:x="1.905cm" svg:y="5.08cm" presentation:class="outline" presentation:user-transformed="true">
          <draw:text-box>
            <text:list text:style-name="L2">
              <text:list-item>
                <text:p><text:span text:style-name="T3"><text:a xlink:href="http://www.it.ufl.edu/identity/shibboleth/technicalapache.html">http://www.it.ufl.edu/identity/shibboleth/technicalapache.html</text:a></text:span></text:p>
              </text:list-item>
              <text:list-item>
                <text:p>Download and install the RPMs from this page for your platform</text:p>
              </text:list-item>
              <text:list-item>
                <text:p>Edit Apache config to load the shibboleth module and set UseCanonicalName</text:p>
              </text:list-item>
              <text:list-item>
                <text:p>Restart Apache and start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 presentation:user-transformed="true">
          <draw:text-box>
            <text:p>Configuring Shibboleth Daemon</text:p>
          </draw:text-box>
        </draw:frame>
        <draw:frame presentation:style-name="pr5" draw:layer="layout" svg:width="23cm" svg:height="13.035cm" svg:x="2.5cm" svg:y="5.514cm" presentation:class="outline" presentation:user-transformed="true">
          <draw:text-box>
            <text:list text:style-name="L2">
              <text:list-item>
                <text:p>All configuration for shibboleth daemon is in the shibboleth2.xml file</text:p>
              </text:list-item>
              <text:list-item>
                <text:p>Get the template shibboleth2.xml file from the open-systems website:</text:p>
                <text:list>
                  <text:list-item>
                    <text:p><text:a xlink:href="http://open-systems.ufl.edu/shibboleth">http://open-systems.ufl.edu/shibboleth</text:a></text:p>
                  </text:list-item>
                </text:list>
              </text:list-item>
              <text:list-item>
                <text:p>Place the file in the correct location:</text:p>
                <text:list>
                  <text:list-item>
                    <text:p>Windows – <text:span text:style-name="T1">C:\opt\shibboleth-sp\etc\shibboleth/shibboleth2.xml</text:span></text:p>
                  </text:list-item>
                  <text:list-item>
                    <text:p>Unix - /etc/shibboleth/shibboleth2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ing Shibboleth Daemon – Update shibboleth2.xml template</text:p>
          </draw:text-box>
        </draw:frame>
        <draw:frame presentation:style-name="pr5" draw:layer="layout" svg:width="23cm" svg:height="12.205cm" svg:x="2.5cm" svg:y="5.514cm" presentation:class="outline" presentation:user-transformed="true">
          <draw:text-box>
            <text:list text:style-name="L2">
              <text:list-item>
                <text:p>Replace variables in the shibboleth2.xml file</text:p>
                <text:list>
                  <text:list-item>
                    <text:p><text:span text:style-name="T4">_HOSTNAME_</text:span><text:span text:style-name="T5"> : fully qualified doman of your site</text:span></text:p>
                  </text:list-item>
                  <text:list-item>
                    <text:p><text:span text:style-name="T4">_URN_</text:span><text:span text:style-name="T5"> : entityID assigned to you by Bridges IAM Admin</text:span></text:p>
                  </text:list-item>
                </text:list>
              </text:list-item>
              <text:list-item>
                <text:p><text:span text:style-name="T5">For Windows you also have</text:span></text:p>
                <text:list>
                  <text:list-item>
                    <text:p><text:span text:style-name="T4">_SITEID_</text:span><text:span text:style-name="T5"> : IIS “Site Identifier” for this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ing Shibboleth Daemon – Generate key and certificat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Remove the sp-cert.pem and sp-key.pem from the Shibboleth configuration directory for your platform</text:p>
                <text:list>
                  <text:list-item>
                    <text:p>Windows – c:\opt\shibboleth-sp\etc\shibboleth</text:p>
                  </text:list-item>
                  <text:list-item>
                    <text:p>Unix - /etc/shibbole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e Shibboleth Daemon – Generate key and certificate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Generate the key and certificate</text:p>
                <text:list>
                  <text:list-item>
                    <text:p>Windows - <text:span text:style-name="T3">keygen.bat -h </text:span><text:span text:style-name="T6">_HOSTNAME_</text:span><text:span text:style-name="T3"> -e </text:span><text:span text:style-name="T6">_URN_</text:span><text:span text:style-name="T3"> </text:span></text:p>
                  </text:list-item>
                  <text:list-item>
                    <text:p>Unix - <text:span text:style-name="T3">keygen.bat -h </text:span><text:span text:style-name="T6">_HOSTNAME_</text:span><text:span text:style-name="T3"> -e </text:span><text:span text:style-name="T6">_URN_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onfigure Shibboleth Daemon- Generate key and certificate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Rename the generated files</text:p>
                <text:list>
                  <text:list-item>
                    <text:p>sp-cert.pem should be renamed to <text:span text:style-name="T7">_HOSTNAME_</text:span>.cert</text:p>
                  </text:list-item>
                  <text:list-item>
                    <text:p>sp-key.pem should be renamed to <text:span text:style-name="T7">_HOSTNAME_</text:span>.key</text:p>
                  </text:list-item>
                </text:list>
              </text:list-item>
              <text:list-item>
                <text:p>Restart the shibboleth daem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Check your install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If all went well, then you should have a shibboleth daemon running and the webserver should respond with your SP's metadata at this URL</text:p>
                <text:list>
                  <text:list-item>
                    <text:p><text:span text:style-name="T8">http://</text:span><text:span text:style-name="T9">_HOSTNAME_</text:span><text:span text:style-name="T8">/Shibboleth.sso/Meta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Check your install – Review your metadata</text:p>
          </draw:text-box>
        </draw:frame>
        <draw:frame presentation:style-name="pr5" draw:layer="layout" svg:width="23cm" svg:height="11.934cm" svg:x="2.5cm" svg:y="5.514cm" presentation:class="outline">
          <draw:text-box>
            <text:list text:style-name="L2">
              <text:list-item>
                <text:p>Take a look at your metadata</text:p>
              </text:list-item>
              <text:list-item>
                <text:p>Make sure the entityID is correct for this SP</text:p>
              </text:list-item>
              <text:list-item>
                <text:p>Make sure there is at least one of the following services defined</text:p>
                <text:list>
                  <text:list-item>
                    <text:p>AssertionConsumerService</text:p>
                  </text:list-item>
                  <text:list-item>
                    <text:p>ManageNameIDService</text:p>
                  </text:list-item>
                  <text:list-item>
                    <text:p>SingleLogout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Congratulations!</text:p>
          </draw:text-box>
        </draw:frame>
        <draw:frame presentation:style-name="pr5" draw:layer="layout" svg:width="23cm" svg:height="13.666cm" svg:x="2.54cm" svg:y="4.445cm" presentation:class="outline" presentation:user-transformed="true">
          <draw:text-box>
            <text:list text:style-name="L2">
              <text:list-item>
                <text:p>Your SP is now configured</text:p>
              </text:list-item>
              <text:list-item>
                <text:p>Respond back to the original email that you got from an IdP representitive so that they can fetch your metadata and add you to the IdP</text:p>
              </text:list-item>
              <text:list-item>
                <text:p>Until this happens your will get an error message on your SP:</text:p>
                <text:list>
                  <text:list-item>
                    <text:p>Error Message: SAML 2 SSO profile is not configured for relying party urn:edu:ufl:XXXX:YYYY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Protecting Content</text:p>
          </draw:text-box>
        </draw:frame>
        <draw:frame presentation:style-name="pr5" draw:layer="layout" svg:width="23cm" svg:height="11.336cm" svg:x="2.5cm" svg:y="5.514cm" presentation:class="outline">
          <draw:text-box>
            <text:list text:style-name="L2">
              <text:list-item>
                <text:p>Two ways to accomplish content protection</text:p>
                <text:list>
                  <text:list-item>
                    <text:p>Modify shibboleth2.xml</text:p>
                  </text:list-item>
                  <text:list-item>
                    <text:p>Modify .htaccess ( can only be done on Apache 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473cm" svg:x="2cm" svg:y="1.554cm" presentation:class="title" presentation:user-transformed="true">
          <draw:text-box>
            <text:p>Protecting Content ( shibboleth2.xml)</text:p>
          </draw:text-box>
        </draw:frame>
        <draw:frame presentation:style-name="pr5" draw:layer="layout" svg:width="23cm" svg:height="13.395cm" svg:x="2.5cm" svg:y="5.514cm" presentation:class="outline" presentation:user-transformed="true">
          <draw:text-box>
            <text:list text:style-name="L2">
              <text:list-item>
                <text:p>This can be used for both IIS and Apache</text:p>
              </text:list-item>
              <text:list-item>
                <text:p>This is the only way to protect content in IIS</text:p>
              </text:list-item>
              <text:list-item>
                <text:p>Add a &lt;Path&gt; element to the &lt;Host&gt; element</text:p>
              </text:list-item>
              <text:list-item>
                <text:p>Add a &lt;AccessControl&gt; element to &lt;Path&gt; element</text:p>
              </text:list-item>
              <text:list-item>
                <text:p>Add a &lt;Rule&gt; element to the &lt;AccessControl&gt; el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organic" presentation:presentation-page-layout-name="AL1T1">
        <office:forms form:automatic-focus="false" form:apply-design-mode="false"/>
        <draw:frame draw:style-name="gr2" draw:text-style-name="P6" draw:layer="layout" svg:width="23.495cm" svg:height="11.147cm" svg:x="2.54cm" svg:y="7.62cm">
          <draw:text-box>
            <text:p text:style-name="P5"><text:span text:style-name="T10">&lt;RequestMapper&gt;</text:span></text:p>
            <text:p text:style-name="P5"><text:span text:style-name="T10"><text:tab/></text:span><text:span text:style-name="T10">&lt;RequestMap&gt;</text:span></text:p>
            <text:p text:style-name="P5"><text:span text:style-name="T10"><text:tab/></text:span><text:span text:style-name="T10"><text:tab/></text:span><text:span text:style-name="T10">&lt;Host name=”example.com”&gt;</text:span></text:p>
            <text:p text:style-name="P5"><text:span text:style-name="T10"><text:tab/></text:span><text:span text:style-name="T10"><text:tab/></text:span><text:span text:style-name="T10"><text:tab/></text:span><text:span text:style-name="T10">&lt;Path name=”secure” requireSession=”true” authType=”shibboleth”&gt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&lt;AccessControl&gt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lt;Rule require=”primary-affiliation” &gt;S&lt;/Rule&gt;</text:span></text:p>
            <text:p text:style-name="P5"><text:span text:style-name="T10"><text:tab/></text:span><text:span text:style-name="T10"><text:tab/></text:span><text:span text:style-name="T10"><text:tab/></text:span><text:span text:style-name="T10"><text:tab/></text:span><text:span text:style-name="T10">&lt;/AccessControl&gt;</text:span></text:p>
            <text:p text:style-name="P5"><text:span text:style-name="T10"><text:tab/></text:span><text:span text:style-name="T10"><text:tab/></text:span><text:span text:style-name="T10"><text:tab/></text:span><text:span text:style-name="T10">&lt;/Path&gt;</text:span></text:p>
            <text:p text:style-name="P5"><text:span text:style-name="T10"><text:tab/></text:span><text:span text:style-name="T10"><text:tab/></text:span><text:span text:style-name="T10">&lt;/Host&gt;</text:span></text:p>
            <text:p text:style-name="P5"><text:span text:style-name="T10"><text:tab/></text:span><text:span text:style-name="T10">&lt;/RequestMap&gt;</text:span></text:p>
            <text:p text:style-name="P5"><text:span text:style-name="T10">&lt;/RequestMapper&gt;</text:span></text:p>
          </draw:text-box>
        </draw:frame>
        <draw:frame presentation:style-name="pr4" draw:layer="layout" svg:width="24cm" svg:height="5.209cm" svg:x="2.035cm" svg:y="1.905cm" presentation:class="title" presentation:user-transformed="true">
          <draw:text-box>
            <text:p>Protecting Content ( shibboleth2.xml)<text:line-break/>Simple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organic" presentation:presentation-page-layout-name="AL1T1">
        <office:forms form:automatic-focus="false" form:apply-design-mode="false"/>
        <draw:frame draw:style-name="gr3" draw:text-style-name="P6" draw:layer="layout" svg:width="22.225cm" svg:height="12.065cm" svg:x="3.175cm" svg:y="6.985cm">
          <draw:text-box>
            <text:p text:style-name="P5"><text:span text:style-name="T11">&lt;RequestMapper&gt;</text:span></text:p>
            <text:p text:style-name="P5"><text:span text:style-name="T11"><text:tab/></text:span><text:span text:style-name="T11">&lt;RequestMap&gt;</text:span></text:p>
            <text:p text:style-name="P5"><text:span text:style-name="T11"><text:tab/></text:span><text:span text:style-name="T11"><text:tab/></text:span><text:span text:style-name="T11">&lt;Host name=”example.com” requireSession=”true” authType=”shibboleth”&gt;</text:span><text:span text:style-name="T11"><text:tab/></text:span><text:span text:style-name="T11"><text:tab/></text:span><text:span text:style-name="T11"><text:tab/></text:span></text:p>
            <text:p text:style-name="P5"><text:span text:style-name="T11"><text:tab/></text:span><text:span text:style-name="T11"><text:tab/></text:span><text:span text:style-name="T11"><text:tab/></text:span><text:span text:style-name="T11">&lt;Path name=”secure”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&lt;AccessControl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&lt;OR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&lt;Rule require=”primary-affiliation” &gt;S&lt;/Rule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&lt;Rule require=”primary-affiliation”&gt;F&lt;/Rule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&lt;/OR&gt;</text:span></text:p>
            <text:p text:style-name="P5"><text:span text:style-name="T11"><text:tab/></text:span><text:span text:style-name="T11"><text:tab/></text:span><text:span text:style-name="T11"><text:tab/></text:span><text:span text:style-name="T11"><text:tab/></text:span><text:span text:style-name="T11">&lt;/AccessControl&gt;</text:span></text:p>
            <text:p text:style-name="P5"><text:span text:style-name="T11"><text:tab/></text:span><text:span text:style-name="T11"><text:tab/></text:span><text:span text:style-name="T11"><text:tab/></text:span><text:span text:style-name="T11">&lt;/Path&gt;</text:span></text:p>
            <text:p text:style-name="P5"><text:span text:style-name="T11"><text:tab/></text:span><text:span text:style-name="T11"><text:tab/></text:span><text:span text:style-name="T11">&lt;/Host&gt;</text:span></text:p>
            <text:p text:style-name="P5"><text:span text:style-name="T11"><text:tab/></text:span><text:span text:style-name="T11">&lt;/RequestMap&gt;</text:span></text:p>
            <text:p text:style-name="P5"><text:span text:style-name="T11">&lt;/RequestMapper&gt;</text:span></text:p>
          </draw:text-box>
        </draw:frame>
        <draw:frame presentation:style-name="pr9" draw:layer="layout" svg:width="24cm" svg:height="5.209cm" svg:x="2.035cm" svg:y="1.459cm" presentation:class="title" presentation:user-transformed="true">
          <draw:text-box>
            <text:p>Protecting Content ( shibboleth2.xml)<text:line-break/>Complex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Protecting Content ( .htaccess)</text:p>
          </draw:text-box>
        </draw:frame>
        <draw:frame presentation:style-name="pr5" draw:layer="layout" svg:width="23cm" svg:height="11.336cm" svg:x="2.5cm" svg:y="5.514cm" presentation:class="outline" presentation:user-transformed="true">
          <draw:text-box>
            <text:list text:style-name="L2">
              <text:list-item>
                <text:p>Much easier to use and maintain</text:p>
              </text:list-item>
              <text:list-item>
                <text:p>If you are using Apache, use this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organic" presentation:presentation-page-layout-name="AL1T1">
        <office:forms form:automatic-focus="false" form:apply-design-mode="false"/>
        <draw:frame presentation:style-name="pr10" draw:layer="layout" svg:width="24cm" svg:height="3.473cm" svg:x="2.035cm" svg:y="1.64cm" presentation:class="title" presentation:user-transformed="true">
          <draw:text-box>
            <text:p>Protecting Content ( .htaccess)<text:line-break/>Simple Example</text:p>
          </draw:text-box>
        </draw:frame>
        <draw:frame draw:style-name="gr4" draw:text-style-name="P6" draw:layer="layout" svg:width="22.225cm" svg:height="3.81cm" svg:x="2.54cm" svg:y="7.62cm">
          <draw:text-box>
            <text:p text:style-name="P5"><text:span text:style-name="T12">AuthType Shibboleth</text:span></text:p>
            <text:p text:style-name="P5"><text:span text:style-name="T12">ShibRequireSession On</text:span></text:p>
            <text:p text:style-name="P5"><text:span text:style-name="T12">Require valid-us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organic" presentation:presentation-page-layout-name="AL1T1">
        <office:forms form:automatic-focus="false" form:apply-design-mode="false"/>
        <draw:frame presentation:style-name="pr10" draw:layer="layout" svg:width="24cm" svg:height="3.473cm" svg:x="2.035cm" svg:y="1.64cm" presentation:class="title" presentation:user-transformed="true">
          <draw:text-box>
            <text:p>Protecting Content ( .htaccess)<text:line-break/>Complex Example</text:p>
          </draw:text-box>
        </draw:frame>
        <draw:frame draw:style-name="gr4" draw:text-style-name="P6" draw:layer="layout" svg:width="22.225cm" svg:height="3.81cm" svg:x="2.54cm" svg:y="7.62cm">
          <draw:text-box>
            <text:p text:style-name="P5"><text:span text:style-name="T12">AuthType Shibboleth</text:span></text:p>
            <text:p text:style-name="P5"><text:span text:style-name="T12">ShibRequireSession On</text:span></text:p>
            <text:p text:style-name="P5"><text:span text:style-name="T12">Require primary-affliation ~ S|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organic" presentation:presentation-page-layout-name="AL1T1">
        <office:forms form:automatic-focus="false" form:apply-design-mode="false"/>
        <draw:frame presentation:style-name="pr4" draw:layer="layout" svg:width="24cm" svg:height="3.256cm" svg:x="2cm" svg:y="1.662cm" presentation:class="title">
          <draw:text-box>
            <text:p>Questions?</text:p>
          </draw:text-box>
        </draw:frame>
        <draw:frame presentation:style-name="pr5" draw:layer="layout" svg:width="23cm" svg:height="11.336cm" svg:x="2.5cm" svg:y="5.5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organic" xlink:href="Pictures/100000000000032000000258CA0C59C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rganic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organic" style:page-layout-name="PM1" draw:style-name="Mdp1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7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7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676cm" svg:y="17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title>White Blue and Lightnings</dc:title>
    <dc:description>Presentation Layout Template</dc:description>
    <meta:creation-date>2009-10-27T09:37:23</meta:creation-date>
    <dc:language>en-US</dc:language>
    <meta:editing-cycles>58</meta:editing-cycles>
    <meta:editing-duration>PT03H08M12S</meta:editing-duration>
    <meta:initial-creator>Eli Ben-Shoshan</meta:initial-creator>
    <dc:date>2009-10-28T13:27:21</dc:date>
    <dc:creator>Eli Ben-Shoshan</dc:creator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White Blue and Lightnings" xlink:href="/usr/lib/openoffice/basis3.1/share/template/en-US/layout/lyt-organic.otp" meta:date="2006-12-14T14:36:39"/>
  </office:meta>
</office:document-meta>
</file>